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6:23:56.4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6:24:17.644000000</dc:date>
    <meta:print-date>2006-09-05T16:08:04</meta:print-date>
    <meta:editing-duration>PT10M2S</meta:editing-duration>
    <meta:editing-cycles>6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 style:rotation-angle="45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 style:rotation-angle="330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svg:x="18.369cm" svg:y="3.424cm" style:legend-expansion="custom" chartooo:width="2.773cm" chartooo:height="3.078cm" style:legend-expansion-aspect-ratio="0.900909681611436" chart:style-name="ch3"/>
        <chart:plot-area chart:style-name="ch4" table:cell-range-address="Mo_példa_06_a.D9:Mo_példa_06_a.H14" chart:data-source-has-labels="both" svg:x="1.069cm" svg:y="0.274cm" svg:width="16.88cm" svg:height="9.07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711cm" svg:y="9.551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135cm" svg:y="5.832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